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2.845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4" table:default-cell-style-name="ce6"/>
        <table:table-column table:style-name="co14" table:default-cell-style-name="ce6"/>
        <table:table-column table:style-name="co15" table:number-columns-repeated="240" table:default-cell-style-name="ce6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8</text:p>
          </table:table-cell>
          <table:table-cell table:style-name="ce2" table:number-columns-repeated="2"/>
          <table:table-cell table:style-name="ce2" office:value-type="string">
            <text:p>TST_BADATTR8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OPT1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Option 1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5"/>
          <table:table-cell table:style-name="ce4" office:value-type="string">
            <text:p>optionerror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OPT2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Option 2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5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5"/>
          <table:table-cell table:style-name="ce4" office:value-type="string">
            <text:p>option1=3|=4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OPT3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Option 2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6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5"/>
          <table:table-cell table:style-name="ce4" office:value-type="string">
            <text:p>wrong error=yes</text:p>
          </table:table-cell>
          <table:table-cell table:style-name="ce4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5:2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30T15:28:02</dc:date>
    <dc:creator>Eric Brison</dc:creator>
    <meta:generator>LibreOffice/3.4$Linux LibreOffice_project/340m1$Build-402</meta:generator>
    <meta:editing-duration>PT21H21M35S</meta:editing-duration>
    <meta:editing-cycles>52</meta:editing-cycles>
    <meta:document-statistic meta:table-count="1" meta:cell-count="68" meta:object-count="0"/>
  </office:meta>
</office:document-meta>
</file>